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400000087000000B0F02231167A51BCC5.gif" manifest:media-type="image/gif"/>
  <manifest:file-entry manifest:full-path="Pictures/100000000000016A000002E6CE9D4365C49CAFB5.png" manifest:media-type="image/png"/>
  <manifest:file-entry manifest:full-path="Pictures/10000201000001FC0000017A1FCA4243F6D44950.png" manifest:media-type="image/png"/>
  <manifest:file-entry manifest:full-path="Pictures/10000000000002D00000021CADBA919C59472437.jpg" manifest:media-type="image/jpeg"/>
  <manifest:file-entry manifest:full-path="Pictures/100002000000008000000080065B158C93CE54E8.png" manifest:media-type="image/png"/>
  <manifest:file-entry manifest:full-path="Pictures/1000000000000166000002E6E5D8B43CEE9AED1B.png" manifest:media-type="image/png"/>
  <manifest:file-entry manifest:full-path="Pictures/1000000000000165000002E4FDCF1D71A0879B00.png" manifest:media-type="image/png"/>
  <manifest:file-entry manifest:full-path="Pictures/1000000000000166000002E3C22DE0E7B2B43103.png" manifest:media-type="image/png"/>
  <manifest:file-entry manifest:full-path="Pictures/1000000000000166000002E034053941F1515FDC.png" manifest:media-type="image/png"/>
  <manifest:file-entry manifest:full-path="Pictures/10000000000002DE0000040043D20F6AC4EE8772.jpg" manifest:media-type="image/jpeg"/>
  <manifest:file-entry manifest:full-path="Pictures/10000201000002DE000004007DC8C1C744C0E866.png" manifest:media-type="image/png"/>
  <manifest:file-entry manifest:full-path="Pictures/1000000000000166000002E321BCB9AC47163994.png" manifest:media-type="image/png"/>
  <manifest:file-entry manifest:full-path="Pictures/10000000000002D00000021C9A486A8EDFE5B991.jpg" manifest:media-type="image/jpeg"/>
  <manifest:file-entry manifest:full-path="Pictures/1000000000000165000002E5912AAFEF3A8AE9A8.png" manifest:media-type="image/png"/>
  <manifest:file-entry manifest:full-path="Pictures/1000000000000167000002EAE3A091006AD165A5.png" manifest:media-type="image/png"/>
  <manifest:file-entry manifest:full-path="Pictures/100000000000022C000001B68141E62E76B5157E.png" manifest:media-type="image/png"/>
  <manifest:file-entry manifest:full-path="Pictures/100000000000033E0000018B4B4FF13EBA31E6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resentación día 7</text:span></text:p>
          </draw:text-box>
        </draw:frame>
        <draw:frame draw:name="Subtitle 2" presentation:style-name="pr2" draw:text-style-name="P3" draw:layer="layout" svg:width="17.779cm" svg:height="4.867cm" svg:x="3.81cm" svg:y="6.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style-name="gr2" draw:text-style-name="P5" draw:layer="layout" svg:width="6.939cm" svg:height="14.224cm" svg:x="10.333cm" svg:y="2.286cm">
          <draw:image xlink:href="Pictures/100000000000016A000002E6CE9D4365C49CAFB5.png" xlink:type="simple" xlink:show="embed" xlink:actuate="onLoad">
            <text:p/>
          </draw:image>
        </draw:frame>
        <draw:frame draw:style-name="gr2" draw:text-style-name="P5" draw:layer="layout" svg:width="6.862cm" svg:height="14.224cm" svg:x="2.536cm" svg:y="2.286cm">
          <draw:image xlink:href="Pictures/1000000000000165000002E4FDCF1D71A0879B00.png" xlink:type="simple" xlink:show="embed" xlink:actuate="onLoad">
            <text:p/>
          </draw:image>
        </draw:frame>
        <draw:frame draw:style-name="gr2" draw:text-style-name="P5" draw:layer="layout" svg:width="6.74cm" svg:height="13.969cm" svg:x="18.152cm" svg:y="2.287cm">
          <draw:image xlink:href="Pictures/1000000000000166000002E6E5D8B43CEE9AED1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style-name="gr2" draw:text-style-name="P5" draw:layer="layout" svg:width="7.097cm" svg:height="14.732cm" svg:x="10.175cm" svg:y="1.778cm">
          <draw:image xlink:href="Pictures/1000000000000165000002E5912AAFEF3A8AE9A8.png" xlink:type="simple" xlink:show="embed" xlink:actuate="onLoad">
            <text:p/>
          </draw:image>
        </draw:frame>
        <draw:frame draw:style-name="gr2" draw:text-style-name="P5" draw:layer="layout" svg:width="7.112cm" svg:height="14.684cm" svg:x="17.78cm" svg:y="1.778cm">
          <draw:image xlink:href="Pictures/1000000000000166000002E3C22DE0E7B2B43103.png" xlink:type="simple" xlink:show="embed" xlink:actuate="onLoad">
            <text:p/>
          </draw:image>
        </draw:frame>
        <draw:frame draw:style-name="gr2" draw:text-style-name="P5" draw:layer="layout" svg:width="7.165cm" svg:height="14.732cm" svg:x="2.54cm" svg:y="1.778cm">
          <draw:image xlink:href="Pictures/1000000000000166000002E034053941F1515F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style-name="gr2" draw:text-style-name="P5" draw:layer="layout" svg:width="9.398cm" svg:height="13.112cm" svg:x="3.302cm" svg:y="1.525cm">
          <draw:image xlink:href="Pictures/10000000000002DE0000040043D20F6AC4EE8772.jpg" xlink:type="simple" xlink:show="embed" xlink:actuate="onLoad">
            <text:p/>
          </draw:image>
        </draw:frame>
        <draw:frame draw:style-name="gr2" draw:text-style-name="P5" draw:layer="layout" svg:width="9.293cm" svg:height="12.966cm" svg:x="13.567cm" svg:y="1.512cm">
          <draw:image xlink:href="Pictures/10000201000002DE000004007DC8C1C744C0E86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style-name="gr2" draw:text-style-name="P5" draw:layer="layout" svg:width="7.69cm" svg:height="15.874cm" svg:x="13.392cm" svg:y="1.524cm">
          <draw:image xlink:href="Pictures/1000000000000166000002E321BCB9AC47163994.png" xlink:type="simple" xlink:show="embed" xlink:actuate="onLoad">
            <text:p/>
          </draw:image>
        </draw:frame>
        <draw:frame draw:style-name="gr2" draw:text-style-name="P5" draw:layer="layout" svg:width="7.62cm" svg:height="15.837cm" svg:x="4.064cm" svg:y="1.524cm">
          <draw:image xlink:href="Pictures/1000000000000167000002EAE3A091006AD165A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style-name="gr2" draw:text-style-name="P5" draw:layer="layout" svg:width="21.959cm" svg:height="10.45cm" svg:x="2.794cm" svg:y="3.048cm">
          <draw:image xlink:href="Pictures/100000000000033E0000018B4B4FF13EBA31E62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style-name="gr3" draw:text-style-name="P6" draw:layer="layout" svg:width="14.71cm" svg:height="11.588cm" svg:x="5.588cm" svg:y="2.89cm">
          <draw:image xlink:href="Pictures/100000000000022C000001B68141E62E76B5157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065B158C93CE54E8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</text:span><text:span text:style-name="MT4">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12</meta:editing-cycles>
    <meta:creation-date>2021-01-18T14:31:15.283756298</meta:creation-date>
    <dc:date>2021-01-25T09:18:26.705535471</dc:date>
    <meta:editing-duration>PT2H32M29S</meta:editing-duration>
    <meta:generator>LibreOffice/6.0.7.3$Linux_X86_64 LibreOffice_project/00m0$Build-3</meta:generator>
    <meta:document-statistic meta:object-count="85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